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5203d"/>
    </style:style>
    <style:style style:name="gr1" style:family="graphic" style:parent-style-name="standard">
      <style:graphic-properties draw:fill-color="#3d77c2" draw:textarea-horizontal-align="justify" draw:textarea-vertical-align="middle" draw:auto-grow-height="false" fo:min-height="2.502cm" fo:min-width="5.427cm"/>
      <style:paragraph-properties style:writing-mode="lr-tb"/>
    </style:style>
    <style:style style:name="gr2" style:family="graphic" style:parent-style-name="objectwithoutfill">
      <style:graphic-properties svg:stroke-width="0.071cm" draw:marker-start-width="0.306cm" draw:marker-end="Arrow" draw:marker-end-width="0.406cm" draw:fill="solid" draw:textarea-vertical-align="middle" fo:padding-top="0.16cm" fo:padding-bottom="0.16cm" fo:padding-left="0.285cm" fo:padding-right="0.285cm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1.532cm"/>
      <style:paragraph-properties style:writing-mode="lr-tb"/>
    </style:style>
    <style:style style:name="gr4" style:family="graphic" style:parent-style-name="standard">
      <style:graphic-properties draw:fill-color="#3d77c2" draw:textarea-horizontal-align="justify" draw:textarea-vertical-align="middle" draw:auto-grow-height="false" fo:min-height="1.469cm" fo:min-width="5.91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893cm" fo:min-width="2.0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47cm" fo:min-width="2.04cm"/>
      <style:paragraph-properties style:writing-mode="lr-tb"/>
    </style:style>
    <style:style style:name="gr7" style:family="graphic" style:parent-style-name="standard">
      <style:graphic-properties draw:fill-color="#26b263" draw:textarea-horizontal-align="justify" draw:textarea-vertical-align="middle" draw:auto-grow-height="false" fo:min-height="4.703cm" fo:min-width="9.91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3d77c2"/>
      <style:paragraph-properties fo:text-align="center"/>
      <style:text-properties fo:color="#5d005d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fo:color="#0f250f" fo:font-weight="bold" style:font-weight-asian="bold" style:font-weight-complex="bold"/>
    </style:style>
    <style:style style:name="P5" style:family="paragraph">
      <style:paragraph-properties fo:text-align="center"/>
      <style:text-properties fo:color="#0f250f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color="#003477" fo:font-size="28pt"/>
    </style:style>
    <style:style style:name="P7" style:family="paragraph">
      <loext:graphic-properties draw:fill-color="#26b263"/>
      <style:paragraph-properties fo:text-align="center"/>
      <style:text-properties fo:color="#003477" fo:font-size="28pt"/>
    </style:style>
    <style:style style:name="T1" style:family="text">
      <style:text-properties fo:color="#5d005d"/>
    </style:style>
    <style:style style:name="T2" style:family="text">
      <style:text-properties fo:color="#0f250f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3477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23cm" svg:height="3.048cm" svg:x="2.651cm" svg:y="7.223cm">
          <text:p text:style-name="P1"><text:span text:style-name="T1">Client HTML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223cm" svg:height="3.048cm" svg:x="2.651cm" svg:y="12.684cm">
          <text:p text:style-name="P1"><text:span text:style-name="T1">Client local NodeJS,</text:span></text:p>
          <text:p text:style-name="P1"><text:span text:style-name="T1">UDP 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5.572cm" svg:y1="10.271cm" svg:x2="5.572cm" svg:y2="12.684cm">
          <text:p/>
        </draw:line>
        <draw:line draw:style-name="gr2" draw:text-style-name="P3" draw:layer="layout" svg:x1="5.953cm" svg:y1="12.811cm" svg:x2="5.953cm" svg:y2="10.271cm">
          <text:p/>
        </draw:line>
        <draw:custom-shape draw:style-name="gr3" draw:text-style-name="P5" draw:layer="layout" svg:width="2.032cm" svg:height="1.143cm" svg:x="6.334cm" svg:y="10.906cm">
          <text:p text:style-name="P4"><text:span text:style-name="T2">Rapid http</text:span></text:p>
          <text:p text:style-name="P4"><text:span text:style-name="T2">request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604cm" svg:height="1.905cm" svg:x="15.986cm" svg:y="18.145cm">
          <text:p text:style-name="P1"><text:span text:style-name="T1">NodeJS UDP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223cm" svg:height="3.048cm" svg:x="30.464cm" svg:y="7.223cm">
          <text:p text:style-name="P1"><text:span text:style-name="T1">Client HTML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223cm" svg:height="3.048cm" svg:x="30.464cm" svg:y="12.684cm">
          <text:p text:style-name="P1"><text:span text:style-name="T1">Client local NodeJS,</text:span></text:p>
          <text:p text:style-name="P1"><text:span text:style-name="T1">UDP 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33.385cm" svg:y1="10.271cm" svg:x2="33.385cm" svg:y2="12.684cm">
          <text:p/>
        </draw:line>
        <draw:line draw:style-name="gr2" draw:text-style-name="P3" draw:layer="layout" svg:x1="33.766cm" svg:y1="12.811cm" svg:x2="33.766cm" svg:y2="10.271cm">
          <text:p/>
        </draw:line>
        <draw:custom-shape draw:style-name="gr3" draw:text-style-name="P5" draw:layer="layout" svg:width="2.032cm" svg:height="1.143cm" svg:x="30.972cm" svg:y="10.906cm">
          <text:p text:style-name="P4"><text:span text:style-name="T2">Rapid http</text:span></text:p>
          <text:p text:style-name="P4"><text:span text:style-name="T2">request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874cm" svg:y1="14.208cm" svg:x2="15.986cm" svg:y2="19.161cm">
          <text:p/>
        </draw:line>
        <draw:custom-shape draw:style-name="gr5" draw:text-style-name="P5" draw:layer="layout" svg:width="2.54cm" svg:height="1.143cm" draw:transform="rotate (-0.58189277261491) translate (12.213cm 14.524cm)">
          <text:p text:style-name="P4"><text:span text:style-name="T2">Instant UDP</text:span></text:p>
          <text:p text:style-name="P4"><text:span text:style-name="T2">packet sen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717cm" svg:y1="19.161cm" svg:x2="30.337cm" svg:y2="14.208cm">
          <text:p/>
        </draw:line>
        <draw:custom-shape draw:style-name="gr5" draw:text-style-name="P5" draw:layer="layout" svg:width="2.54cm" svg:height="1.143cm" draw:transform="rotate (0.577354916559724) translate (24.495cm 15.975cm)">
          <text:p text:style-name="P4"><text:span text:style-name="T2">Instant UDP</text:span></text:p>
          <text:p text:style-name="P4"><text:span text:style-name="T2">packet sen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9.288cm" svg:y1="20.05cm" svg:x2="20.685cm" svg:y2="23.352cm">
          <text:p/>
        </draw:line>
        <draw:line draw:style-name="gr2" draw:text-style-name="P3" draw:layer="layout" svg:x1="19.222cm" svg:y1="20.05cm" svg:x2="19.034cm" svg:y2="23.86cm">
          <text:p/>
        </draw:line>
        <draw:line draw:style-name="gr2" draw:text-style-name="P3" draw:layer="layout" svg:x1="19.158cm" svg:y1="20.032cm" svg:x2="17.51cm" svg:y2="23.098cm">
          <text:p/>
        </draw:line>
        <draw:custom-shape draw:style-name="gr6" draw:text-style-name="P5" draw:layer="layout" svg:width="2.54cm" svg:height="1.397cm" svg:x="18.018cm" svg:y="24.368cm">
          <text:p text:style-name="P4"><text:span text:style-name="T2">Store data</text:span></text:p>
          <text:p text:style-name="P4"><text:span text:style-name="T2">Send updates</text:span></text:p>
          <text:p text:style-name="P4"><text:span text:style-name="T2">to other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414cm" svg:height="4.953cm" svg:x="14.462cm" svg:y="2.778cm">
          <text:p text:style-name="P6"><text:span text:style-name="T3">Rapid update chat</text:span></text:p>
          <text:p text:style-name="P6"><text:span text:style-name="T3">---------</text:span></text:p>
          <text:p text:style-name="P6"><text:span text:style-name="T3">http-udp-udp-htt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5T09:44:26.669780882</meta:creation-date>
    <dc:date>2022-07-15T10:15:18.406032582</dc:date>
    <meta:editing-duration>PT9M25S</meta:editing-duration>
    <meta:editing-cycles>1</meta:editing-cycles>
    <meta:document-statistic meta:object-count="20"/>
    <meta:generator>LibreOffice/6.4.7.2$Linux_X86_64 LibreOffice_project/40$Build-2</meta:generator>
  </office:meta>
</office:document-meta>
</file>